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2_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acob Voorsanger<text:tab/></text:p>
      <text:p text:style-name="P5">Signed letter<text:tab/><text:tab/><text:tab/><text:tab/><text:tab/>Y</text:p>
      <text:p text:style-name="P5">Unsigned letter</text:p>
      <text:p text:style-name="P5">Dictated letter<text:tab/><text:tab/><text:tab/><text:tab/><text:tab/>Y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ly 10, 1893</text:p>
      <text:p text:style-name="P5">Month<text:tab/><text:tab/><text:tab/><text:tab/><text:tab/><text:tab/>July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San Francisco</text:p>
      <text:p text:style-name="P5">State<text:tab/><text:tab/><text:tab/><text:tab/><text:tab/><text:tab/>C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JACOB VOORSANGER,/</text:p>
      <text:p text:style-name="P2">RABBI OF TEMPLE EMANUEL/</text:p>
      <text:p text:style-name="P2">2316 CALIFORNIA STREET./</text:p>
      <text:p text:style-name="P3">SAN FRANCISCO, CAL. July 10th, 1893/</text:p>
      <text:p text:style-name="P2">Rev. Dr. S. Morais,/</text:p>
      <text:p text:style-name="P2"><text:tab/>My Dear Sir:-/</text:p>
      <text:p text:style-name="P2"><text:tab/><text:tab/>I take the first opportunity, after having suffered a/ short spell of illness myself, to congratulate you upon your recovery/ and to express the hope that your life may be spared for many years to/ come, in the exercise of your usual duties. <text:s/>I am greatly rejoiced,/ having heard from another source a rather gloomy description of your/ recent indisposition, <text:span text:style-name="T2">that it</text:span> which was the innocent exaggeration of one who/ is affectionately disposed towards you./</text:p>
      <text:p text:style-name="P2"><text:tab/>Permit me to thank you also for your prompt replies to my questions/ the further discussion of which I must reserve until you have gained/ more strength and until I also will feel more like my old self./</text:p>
      <text:p text:style-name="P2"><text:soft-page-break/><text:tab/>My son Leon begs to express his gratitude for the kind and paternal/ sentiments you have sent him and he begs to join me in offering our/ most sincere wishes for your permanent recovery and your continued/ health and happiness./</text:p>
      <text:p text:style-name="P2"><text:tab/>I remain as ever,/ Faithfully yours,/ Jacob Voorsanger/</text:p>
      <text:p text:style-name="P2">(Dictated)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4T14:41:34.71</meta:creation-date>
    <meta:document-statistic meta:table-count="0" meta:image-count="0" meta:object-count="0" meta:page-count="3" meta:paragraph-count="71" meta:word-count="351" meta:character-count="2369"/>
    <dc:date>2011-12-14T14:46:03.61</dc:date>
    <dc:creator>Penn Libraries</dc:creator>
    <meta:editing-duration>PT00H04M28S</meta:editing-duration>
    <meta:editing-cycles>1</meta:editing-cycles>
    <meta:generator>OpenOffice.org/3.2$Win32 OpenOffice.org_project/320m12$Build-9483</meta:generator>
  </office:meta>
</office:document-meta>
</file>